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</office:automatic-styles>
  <office:body>
    <office:text text:use-soft-page-breaks="true">
      <text:p text:style-name="P1">Corentin Begu</text:p>
      <text:p text:style-name="Normal">19 ans</text:p>
      <text:p text:style-name="Normal">3 avenue andré malraux</text:p>
      <text:p text:style-name="Normal">Bayonne</text:p>
      <text:p text:style-name="Normal">0782748151</text:p>
      <text:p text:style-name="Normal">corentinbegu@gmail.com</text:p>
      <text:p text:style-name="Normal"/>
      <text:p text:style-name="Normal"/>
      <text:p text:style-name="P2">Madame, Monsieur:</text:p>
      <text:p text:style-name="P3">Jeune étudiant en BTS (SIO) Services Informatiques aux Organisations option Solutions</text:p>
      <text:p text:style-name="P4">Logicielles et Applications Métiers au sein du lycée Gustave Eiffel de Bordeaux. Je suis</text:p>
      <text:p text:style-name="P5">actuellement à la recherche d’une entreprise<text:s/>pour un stage<text:s/>spécialisée dans l’informatique et plus</text:p>
      <text:p text:style-name="P6">précisément dans la programmation et le développement web . En effet, j'ai pour objectif</text:p>
      <text:p text:style-name="P7">de me spécialiser en tant que développeur, un domaine qui me passionne pour pouvoir</text:p>
      <text:p text:style-name="P8">exercer par la suite les métiers développeur web, développeur d’applications mobiles, ou</text:p>
      <text:p text:style-name="P9">bien encore intégrateur web.</text:p>
      <text:p text:style-name="P10">Quelques mots à mon propos concernant mes atouts; je suis quelqu'un d'organisé et intuitif</text:p>
      <text:p text:style-name="P11">dans ce que j’entreprends, motivé et rigoureux pour travailler en équipe. Enfin durant mon temps libre je me forme</text:p>
      <text:p text:style-name="P12">également en tant qu’ autodidacte au développement web pendant mon temps libre et tout</text:p>
      <text:p text:style-name="P13">un beaucoup d’autres domaines qui enveloppe l’informatique grâce aux cours proposés par</text:p>
      <text:p text:style-name="P14">OpenClassroom, Microsoft et Google.</text:p>
      <text:p text:style-name="P15">Intégrer votre entreprise serait pour moi une grande opportunité. Je reste donc à votre</text:p>
      <text:p text:style-name="P16">disposition pour tout renseignement complémentaire ainsi que pour convenir d'un éventuel</text:p>
      <text:p text:style-name="P17">entretien. Vous trouverez, joint à cette lettre mon Curriculum vitae que j’ai fais en html/css (https://cvcoco.000webhostapp.com/).</text:p>
      <text:p text:style-name="P18">Je vous prie d’agréer, madame, monsieur en l’expression de ma considération distinguée.</text:p>
      <text:p text:style-name="P19">Cordialement</text:p>
      <text:p text:style-name="P20">Begu Corenti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orentin begu</meta:initial-creator>
    <dc:creator>Corentin begu</dc:creator>
    <meta:creation-date>2022-03-01T23:17:00Z</meta:creation-date>
    <dc:date>2022-03-01T23:41:00Z</dc:date>
    <meta:template xlink:href="Normal.dotm" xlink:type="simple"/>
    <meta:editing-cycles>2</meta:editing-cycles>
    <meta:editing-duration>PT1440S</meta:editing-duration>
    <meta:document-statistic meta:page-count="1" meta:paragraph-count="3" meta:word-count="232" meta:character-count="1509" meta:row-count="10" meta:non-whitespace-character-count="1280"/>
  </office:meta>
</office:document-meta>
</file>